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037b69" officeooo:paragraph-rsid="00037b69"/>
    </style:style>
    <style:style style:name="P2" style:family="paragraph" style:parent-style-name="Title">
      <style:text-properties officeooo:rsid="00037b69" officeooo:paragraph-rsid="00037b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dern Linux CLI Tools</text:p>
      <text:p text:style-name="P1">This is a normal Word document.</text:p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1T20:16:36.645773595</meta:creation-date>
    <dc:date>2019-12-01T20:17:47.985460299</dc:date>
    <meta:editing-duration>PT1M12S</meta:editing-duration>
    <meta:editing-cycles>1</meta:editing-cycles>
    <meta:document-statistic meta:table-count="0" meta:image-count="0" meta:object-count="0" meta:page-count="1" meta:paragraph-count="2" meta:word-count="10" meta:character-count="53" meta:non-whitespace-character-count="45"/>
    <meta:generator>LibreOffice/6.3.3.2.0$Linux_X86_64 LibreOffice_project/30$Build-2</meta:generator>
  </office:meta>
</office:document-meta>
</file>